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나눔고딕" svg:font-family="나눔고딕" style:font-family-generic="roman" style:font-pitch="variable"/>
    <style:font-face style:name="나눔고딕1" svg:font-family="나눔고딕" style:font-family-generic="system" style:font-pitch="variable"/>
    <style:font-face style:name="바탕" svg:font-family="바탕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기본값-notes">
      <style:graphic-properties draw:fill-color="#ffffff" fo:min-height="13.364cm" loext:decorative="false"/>
      <style:paragraph-properties style:writing-mode="lr-tb"/>
    </style:style>
    <style:style style:name="co1" style:family="table-column">
      <style:table-column-properties style:column-width="5.598cm" style:use-optimal-column-width="false"/>
    </style:style>
    <style:style style:name="co2" style:family="table-column">
      <style:table-column-properties style:column-width="5.608cm" style:use-optimal-column-width="false"/>
    </style:style>
    <style:style style:name="ro1" style:family="table-row">
      <style:table-row-properties style:row-height="1.967cm" style:use-optimal-row-height="false"/>
    </style:style>
    <style:style style:name="ro2" style:family="table-row">
      <style:table-row-properties style:row-height="1.981cm" style:use-optimal-row-height="false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>
        <draw:frame draw:style-name="gr1" draw:layer="layout" svg:width="27.999cm" svg:height="15.749cm" svg:x="0cm" svg:y="0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>
                <text:p>FP</text:p>
              </table:table-cell>
              <table:table-cell>
                <text:p>OSI</text:p>
              </table:table-cell>
              <table:table-cell/>
              <table:table-cell>
                <text:p>TCP/IP</text:p>
              </table:table-cell>
              <table:table-cell>
                <text:p>Other</text:p>
              </table:table-cell>
            </table:table-row>
            <table:table-row table:style-name="ro1" table:default-cell-style-name="bg-none">
              <table:table-cell>
                <text:p>Alligator</text:p>
              </table:table-cell>
              <table:table-cell>
                <text:p>Application</text:p>
              </table:table-cell>
              <table:table-cell table:number-rows-spanned="3">
                <text:p>L7(방화벽)</text:p>
                <text:p>→ 권한 여부등을하는거 (이게 제일 비쌈)</text:p>
              </table:table-cell>
              <table:table-cell table:number-rows-spanned="3">
                <text:p>HTTP</text:p>
              </table:table-cell>
              <table:table-cell table:number-rows-spanned="3">
                <text:p>FPT, SSH, DNS…</text:p>
                <text:p>(Telnet은 거의 사용안함)</text:p>
                <text:p>→ 카카오톡은 Loco 프로토콜을 사용함</text:p>
              </table:table-cell>
            </table:table-row>
            <table:table-row table:style-name="ro1" table:default-cell-style-name="bg-none">
              <table:table-cell>
                <text:p>Pet</text:p>
              </table:table-cell>
              <table:table-cell>
                <text:p>Presentation</text:p>
              </table:table-cell>
              <table:covered-table-cell/>
              <table:covered-table-cell/>
              <table:covered-table-cell/>
            </table:table-row>
            <table:table-row table:style-name="ro1" table:default-cell-style-name="bg-none">
              <table:table-cell>
                <text:p>Steve’s</text:p>
              </table:table-cell>
              <table:table-cell>
                <text:p>Session</text:p>
              </table:table-cell>
              <table:covered-table-cell/>
              <table:covered-table-cell/>
              <table:covered-table-cell/>
            </table:table-row>
            <table:table-row table:style-name="ro1" table:default-cell-style-name="bg-none">
              <table:table-cell>
                <text:p>Touch</text:p>
              </table:table-cell>
              <table:table-cell>
                <text:p>Transport</text:p>
              </table:table-cell>
              <table:table-cell>
                <text:p>L4(공유기) - 공유기</text:p>
              </table:table-cell>
              <table:table-cell>
                <text:p>TCP</text:p>
              </table:table-cell>
              <table:table-cell>
                <text:p>UDP(dns), ICMP(ping)</text:p>
              </table:table-cell>
            </table:table-row>
            <table:table-row table:style-name="ro1" table:default-cell-style-name="bg-none">
              <table:table-cell>
                <text:p>Not</text:p>
              </table:table-cell>
              <table:table-cell>
                <text:p>Network</text:p>
              </table:table-cell>
              <table:table-cell>
                <text:p>L3 (시스코) - 라우터</text:p>
              </table:table-cell>
              <table:table-cell>
                <text:p>IP</text:p>
              </table:table-cell>
              <table:table-cell>
                <text:p>IPv6,ARP</text:p>
              </table:table-cell>
            </table:table-row>
            <table:table-row table:style-name="ro1" table:default-cell-style-name="bg-none">
              <table:table-cell>
                <text:p>Do</text:p>
              </table:table-cell>
              <table:table-cell>
                <text:p>Data Link</text:p>
              </table:table-cell>
              <table:table-cell>
                <text:p>L2 (시스코) - 스위치</text:p>
              </table:table-cell>
              <table:table-cell>
                <text:p>Ethernet</text:p>
              </table:table-cell>
              <table:table-cell/>
            </table:table-row>
            <table:table-row table:style-name="ro2" table:default-cell-style-name="bg-none">
              <table:table-cell>
                <text:p>Please</text:p>
              </table:table-cell>
              <table:table-cell>
                <text:p>Physical</text:p>
              </table:table-cell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나눔고딕" svg:font-family="나눔고딕" style:font-family-generic="roman" style:font-pitch="variable"/>
    <style:font-face style:name="나눔고딕1" svg:font-family="나눔고딕" style:font-family-generic="system" style:font-pitch="variable"/>
    <style:font-face style:name="바탕" svg:font-family="바탕" style:font-family-generic="roman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노란색으로_20_채움" draw:display-name="노란색으로 채움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녹색으로_20_채움" draw:display-name="녹색으로 채움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빨간색으로_20_채움" draw:display-name="빨간색으로 채움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채움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파란색으로_20_채움" draw:display-name="파란색으로 채움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바탕" fo:font-size="24pt" fo:language="en" fo:country="US" style:font-name-asian="나눔고딕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나눔고딕" fo:font-family="나눔고딕" style:font-family-generic="roman" style:font-pitch="variable" fo:font-size="18pt" fo:font-style="normal" fo:text-shadow="none" style:text-underline-style="none" fo:font-weight="normal" style:letter-kerning="true" style:font-name-asian="나눔고딕1" style:font-family-asian="나눔고딕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나눔고딕" fo:font-family="나눔고딕" style:font-family-generic="roman" style:font-pitch="variable" fo:font-size="18pt" style:letter-kerning="true" style:font-name-asian="나눔고딕1" style:font-family-asian="나눔고딕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나눔고딕" fo:font-family="나눔고딕" style:font-family-generic="roman" style:font-pitch="variable" fo:font-size="20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false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나눔고딕" fo:font-family="나눔고딕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나눔고딕" fo:font-family="나눔고딕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나눔고딕" fo:font-family="나눔고딕" style:font-family-generic="roman" style:font-pitch="variable" fo:font-size="44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숫자&gt;</text:page-number></text:p>
        </draw:text-box>
      </draw:frame>
    </style:handout-master>
    <style:master-page style:name="기본값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숫자&gt;</text:page-number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25T16:23:10.697000000</meta:creation-date>
    <dc:date>2024-07-25T18:16:24.858000000</dc:date>
    <meta:editing-duration>PT1H29M1S</meta:editing-duration>
    <meta:editing-cycles>1</meta:editing-cycles>
    <meta:document-statistic meta:object-count="24"/>
    <meta:generator>LibreOffice/24.2.5.2$Windows_X86_64 LibreOffice_project/bffef4ea93e59bebbeaf7f431bb02b1a39ee8a59</meta:generator>
  </office:meta>
</office:document-meta>
</file>